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928af" officeooo:paragraph-rsid="001928af"/>
    </style:style>
    <style:style style:name="P2" style:family="paragraph" style:parent-style-name="Standard">
      <style:text-properties fo:font-weight="bold" officeooo:rsid="001928af" officeooo:paragraph-rsid="001928af" style:font-weight-asian="bold" style:font-weight-complex="bold"/>
    </style:style>
    <style:style style:name="P3" style:family="paragraph" style:parent-style-name="Standard">
      <style:text-properties officeooo:rsid="001928af" officeooo:paragraph-rsid="001928af"/>
    </style:style>
    <style:style style:name="P4" style:family="paragraph" style:parent-style-name="Standard">
      <style:text-properties fo:font-weight="bold" officeooo:rsid="001b9110" officeooo:paragraph-rsid="001b9110" style:font-weight-asian="bold" style:font-weight-complex="bold"/>
    </style:style>
    <style:style style:name="P5" style:family="paragraph" style:parent-style-name="Standard">
      <style:text-properties fo:font-weight="bold" officeooo:rsid="001e62ce" officeooo:paragraph-rsid="001e62ce" style:font-weight-asian="bold" style:font-weight-complex="bold"/>
    </style:style>
    <style:style style:name="P6" style:family="paragraph" style:parent-style-name="Standard">
      <style:text-properties fo:font-weight="normal" officeooo:rsid="001b9110" officeooo:paragraph-rsid="001b9110" style:font-weight-asian="normal" style:font-weight-complex="normal"/>
    </style:style>
    <style:style style:name="T1"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Weather control</text:p>
      <text:p text:style-name="P1">We will be adding a rotor control class and a radio control class to allow for the ability to directly control the rotor. The only thing needed will be to add a ground station or fetch weather data from the internet to decide to park the rotor.</text:p>
      <text:p text:style-name="P1"/>
      <text:p text:style-name="P2">Social Media Posting</text:p>
      <text:p text:style-name="P1">We have a folder in the GSIS github folder called WXTOIMGFiles that will have the most recent processed image from the software. Planning on adding an overlay with the date the file was downlinked along with Colorado Space Grant on the file. This will allow us to write code that just navigates to the file and uploads it</text:p>
      <text:p text:style-name="P1"/>
      <text:p text:style-name="P2">Remote Control</text:p>
      <text:p text:style-name="P1">Hoping to add a web interface that allows for the change of certain settings such as upload to social media, manual park of rotor, override of weather control.</text:p>
      <text:p text:style-name="P1"/>
      <text:p text:style-name="P4">Log File</text:p>
      <text:p text:style-name="P6">Add a log file that the program logs all data that might be useful if user is away for an extended period of time. Things like downlinks, errors, rotor data, extended</text:p>
      <text:p text:style-name="P6"/>
      <text:p text:style-name="P4">Tracking Control</text:p>
      <text:p text:style-name="P6">Ability to control the rotor within the program and get data from a program such as Gpredict for down linking</text:p>
      <text:p text:style-name="P6"/>
      <text:p text:style-name="P5">GUI<text:line-break/><text:span text:style-name="T1">Somewhat decent user interface that allows for the program to be ran somewhere other than command prompt. </text:span></text:p>
      <text:p text:style-name="P5"><text:span text:style-name="T1"/></text:p>
      <text:p text:style-name="P5"><text:span text:style-name="T1"/></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2T17:02:37.533168027</meta:creation-date>
    <meta:generator>LibreOffice/6.0.7.3$Linux_X86_64 LibreOffice_project/00m0$Build-3</meta:generator>
    <dc:date>2020-07-19T13:23:10.854572561</dc:date>
    <meta:editing-duration>PT17M33S</meta:editing-duration>
    <meta:editing-cycles>3</meta:editing-cycles>
    <meta:document-statistic meta:table-count="0" meta:image-count="0" meta:object-count="0" meta:page-count="1" meta:paragraph-count="11" meta:word-count="213" meta:character-count="1182" meta:non-whitespace-character-count="979"/>
  </office:meta>
</office:document-meta>
</file>